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a7121" officeooo:paragraph-rsid="001a7121"/>
    </style:style>
    <style:style style:name="P2" style:family="paragraph" style:parent-style-name="Subtitle">
      <style:text-properties officeooo:rsid="001a7121" officeooo:paragraph-rsid="001a7121"/>
    </style:style>
    <style:style style:name="P3" style:family="paragraph" style:parent-style-name="Subtitle">
      <style:text-properties officeooo:paragraph-rsid="001a7121"/>
    </style:style>
    <style:style style:name="P4" style:family="paragraph" style:parent-style-name="Text_20_body">
      <style:text-properties officeooo:rsid="001a7121" officeooo:paragraph-rsid="001a7121"/>
    </style:style>
    <style:style style:name="P5" style:family="paragraph" style:parent-style-name="Title">
      <style:text-properties officeooo:paragraph-rsid="001a7121"/>
    </style:style>
    <style:style style:name="T1" style:family="text">
      <style:text-properties officeooo:rsid="001a71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SCPxxx-yyy</text:span></text:p>
      <text:p text:style-name="P2">&lt;Document Description&gt;</text:p>
      <text:p text:style-name="P3"><text:span text:style-name="T1">&lt;Project Name&gt;</text:span><text:tab/></text:p>
      <text:p text:style-name="P4">Repository URL:</text:p>
      <text:p text:style-name="P4">Author: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a7121" officeooo:paragraph-rsid="001a712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CPxxx-yyy vZ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02T13:32:36.293000000</meta:creation-date>
    <dc:date>2022-06-02T13:34:55.719000000</dc:date>
    <meta:editing-duration>PT2M20S</meta:editing-duration>
    <meta:editing-cycles>1</meta:editing-cycles>
    <meta:document-statistic meta:table-count="0" meta:image-count="0" meta:object-count="0" meta:page-count="1" meta:paragraph-count="6" meta:word-count="10" meta:character-count="82" meta:non-whitespace-character-count="77"/>
    <meta:generator>LibreOffice/6.4.1.2$Windows_X86_64 LibreOffice_project/4d224e95b98b138af42a64d84056446d09082932</meta:generator>
  </office:meta>
</office:document-meta>
</file>